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6" style:family="paragraph" style:parent-style-name="No_20_Spacing">
      <style:paragraph-properties fo:margin-left="0cm" fo:margin-right="0cm" fo:text-align="center" style:justify-single-word="false" fo:text-indent="0cm" style:auto-text-indent="false"/>
    </style:style>
    <style:style style:name="P7"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8"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10"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12" style:family="paragraph" style:parent-style-name="No_20_Spacing">
      <style:paragraph-properties fo:text-align="center" style:justify-single-word="false"/>
    </style:style>
    <style:style style:name="P13" style:family="paragraph" style:parent-style-name="No_20_Spacing">
      <style:paragraph-properties>
        <style:tab-stops>
          <style:tab-stop style:position="2.007cm"/>
          <style:tab-stop style:position="13.7cm"/>
        </style:tab-stops>
      </style:paragraph-properties>
    </style:style>
    <style:style style:name="P14" style:family="paragraph" style:parent-style-name="No_20_Spacing">
      <style:paragraph-properties>
        <style:tab-stops>
          <style:tab-stop style:position="2.007cm"/>
        </style:tab-stops>
      </style:paragraph-properties>
      <style:text-properties fo:font-weight="bold"/>
    </style:style>
    <style:style style:name="P15"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16" style:family="paragraph" style:parent-style-name="No_20_Spacing">
      <style:paragraph-properties>
        <style:tab-stops>
          <style:tab-stop style:position="2.007cm"/>
          <style:tab-stop style:position="13.7cm"/>
        </style:tab-stops>
      </style:paragraph-properties>
      <style:text-properties fo:font-weight="bold"/>
    </style:style>
    <style:style style:name="P17" style:family="paragraph" style:parent-style-name="Standard">
      <style:paragraph-properties fo:margin-top="0cm" fo:margin-bottom="0cm" loext:contextual-spacing="false" fo:line-height="15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50%"/>
      <style:text-properties style:font-name="Arial" fo:font-weight="bold" style:font-name-complex="Arial"/>
    </style:style>
    <style:style style:name="P20"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21"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22"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23" style:family="paragraph" style:parent-style-name="Normal_20__28_Web_29_">
      <style:paragraph-properties fo:margin-top="0cm" fo:margin-bottom="0cm" loext:contextual-spacing="false" fo:line-height="150%"/>
    </style:style>
    <style:style style:name="P24"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5" style:family="paragraph" style:parent-style-name="Normal_20__28_Web_29_">
      <style:paragraph-properties fo:margin-top="0cm" fo:margin-bottom="0cm" loext:contextual-spacing="false" fo:line-height="150%"/>
      <style:text-properties style:font-name="Arial" style:font-name-complex="Arial"/>
    </style:style>
    <style:style style:name="P26" style:family="paragraph" style:parent-style-name="Local_20_e_20_Ano_20_de_20_Entrega">
      <style:paragraph-properties fo:margin-top="0cm" fo:margin-bottom="0cm" loext:contextual-spacing="false"/>
      <style:text-properties fo:color="#000000"/>
    </style:style>
    <style:style style:name="P27"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28"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9"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0e2d1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0e2d1c" officeooo:paragraph-rsid="000e2d1c" style:font-name-complex="Ari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e5a1f" officeooo:paragraph-rsid="000e5a1f"/>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41"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42"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49"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50"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51" style:family="paragraph" style:parent-style-name="Natureza_20_do_20_Trabalho">
      <style:text-properties fo:font-size="12pt"/>
    </style:style>
    <style:style style:name="P52" style:family="paragraph" style:parent-style-name="Nome_20_do_20_Autor_20_e_20_Curso">
      <style:text-properties fo:font-size="12pt"/>
    </style:style>
    <style:style style:name="P53" style:family="paragraph" style:parent-style-name="Standard">
      <style:text-properties style:font-name="Arial" fo:font-size="12pt" style:font-name-complex="Arial"/>
    </style:style>
    <style:style style:name="P54" style:family="paragraph" style:parent-style-name="Standard">
      <style:text-properties style:font-name="Arial" fo:font-size="12pt" fo:font-weight="bold" style:font-name-complex="Arial"/>
    </style:style>
    <style:style style:name="P55" style:family="paragraph" style:parent-style-name="Standard">
      <style:text-properties fo:font-weight="bold"/>
    </style:style>
    <style:style style:name="P56"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57"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58"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5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210eb" officeooo:paragraph-rsid="000210eb" style:font-name-complex="Arial"/>
    </style:style>
    <style:style style:name="P60"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3788b" officeooo:paragraph-rsid="0003788b" style:font-name-complex="Arial"/>
    </style:style>
    <style:style style:name="P61"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fo:font-weight="normal" officeooo:rsid="00088100" officeooo:paragraph-rsid="0003788b" style:font-weight-asian="normal" style:font-name-complex="Arial" style:font-weight-complex="normal"/>
    </style:style>
    <style:style style:name="P62"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officeooo:paragraph-rsid="0003788b"/>
    </style:style>
    <style:style style:name="P63"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64"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65" style:family="paragraph" style:parent-style-name="Heading_20_1" style:list-style-name="WWNum5">
      <style:text-properties fo:background-color="#ffffff"/>
    </style:style>
    <style:style style:name="P66" style:family="paragraph" style:parent-style-name="Heading_20_1" style:list-style-name="WWNum5">
      <style:paragraph-properties fo:break-before="page"/>
    </style:style>
    <style:style style:name="P67" style:family="paragraph" style:parent-style-name="Heading_20_1" style:list-style-name="L2">
      <style:paragraph-properties fo:margin-left="0.635cm" fo:margin-right="0cm" fo:text-indent="-0.633cm" style:auto-text-indent="false"/>
    </style:style>
    <style:style style:name="P68"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69" style:family="paragraph" style:parent-style-name="Standard" style:list-style-name="WWNum15">
      <style:paragraph-properties fo:margin-top="0cm" fo:margin-bottom="0cm" loext:contextual-spacing="false" fo:line-height="150%" fo:text-align="justify" style:justify-single-word="false"/>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156629" officeooo:paragraph-rsid="001c208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1e1f9f"/>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20e33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style:font-name-complex="Ari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22ca5e" officeooo:paragraph-rsid="0022ca5e" fo:background-color="#ffffff" style:font-name-complex="Arial"/>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2397d1" officeooo:paragraph-rsid="00259e00" fo:background-color="#ffffff" style:font-name-complex="Ari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2397d1" officeooo:paragraph-rsid="0028aeb2" fo:background-color="#ffffff" style:font-name-complex="Ari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2442e2" officeooo:paragraph-rsid="002442e2" fo:background-color="#ffffff" style:font-name-complex="Arial"/>
    </style:style>
    <style:style style:name="P80"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style:text-underline-style="solid" style:text-underline-width="auto" style:text-underline-color="font-color" fo:font-weight="bold" style:font-name-complex="Arial"/>
    </style:style>
    <style:style style:name="T97" style:family="text">
      <style:text-properties style:font-name="Arial" fo:font-size="13pt" fo:background-color="#ffffff" loext:char-shading-value="0" style:font-name-complex="Arial"/>
    </style:style>
    <style:style style:name="T98" style:family="text">
      <style:text-properties style:font-name="Arial" fo:font-size="13pt" style:text-underline-style="solid" style:text-underline-width="auto" style:text-underline-color="font-color" fo:background-color="#ffffff" loext:char-shading-value="0" style:font-name-complex="Arial"/>
    </style:style>
    <style:style style:name="T99" style:family="text">
      <style:text-properties fo:font-size="12pt"/>
    </style:style>
    <style:style style:name="T100" style:family="text">
      <style:text-properties fo:color="#000000" style:font-name="Arial" fo:font-size="12pt" style:font-name-complex="Arial"/>
    </style:style>
    <style:style style:name="T101" style:family="text">
      <style:text-properties fo:color="#000000" style:font-name="Arial" fo:font-size="12pt" officeooo:rsid="0000233a" style:font-name-complex="Arial"/>
    </style:style>
    <style:style style:name="T102" style:family="text">
      <style:text-properties fo:color="#000000" style:font-name="Arial" fo:font-size="12pt" officeooo:rsid="00010099" style:font-name-complex="Arial"/>
    </style:style>
    <style:style style:name="T103" style:family="text">
      <style:text-properties fo:color="#000000" style:font-name="Arial" fo:font-size="12pt" officeooo:rsid="00017124" style:font-name-complex="Arial"/>
    </style:style>
    <style:style style:name="T104" style:family="text">
      <style:text-properties fo:color="#000000" style:font-name="Arial" fo:font-size="12pt" officeooo:rsid="000210eb" style:font-name-complex="Arial"/>
    </style:style>
    <style:style style:name="T105" style:family="text">
      <style:text-properties fo:color="#000000" style:font-name="Arial" fo:font-size="12pt" officeooo:rsid="0002cadd" style:font-name-complex="Arial"/>
    </style:style>
    <style:style style:name="T106" style:family="text">
      <style:text-properties fo:color="#000000" style:font-name="Arial" fo:font-size="12pt" officeooo:rsid="0003788b" style:font-name-complex="Arial"/>
    </style:style>
    <style:style style:name="T107" style:family="text">
      <style:text-properties fo:color="#000000" style:font-name="Arial" fo:font-size="12pt" officeooo:rsid="0005a292" style:font-name-complex="Arial"/>
    </style:style>
    <style:style style:name="T108" style:family="text">
      <style:text-properties fo:color="#000000" style:font-name="Arial" fo:font-size="12pt" officeooo:rsid="00072f3d" style:font-name-complex="Arial"/>
    </style:style>
    <style:style style:name="T109" style:family="text">
      <style:text-properties fo:color="#000000" style:font-name="Arial" fo:font-size="12pt" officeooo:rsid="00088100" style:font-name-complex="Arial"/>
    </style:style>
    <style:style style:name="T110" style:family="text">
      <style:text-properties fo:color="#000000" style:font-name="Arial" fo:font-size="12pt" officeooo:rsid="000ab3db" style:font-name-complex="Arial"/>
    </style:style>
    <style:style style:name="T111" style:family="text">
      <style:text-properties fo:color="#000000" style:font-name="Arial" fo:font-size="12pt" officeooo:rsid="000d86ef" style:font-name-complex="Arial"/>
    </style:style>
    <style:style style:name="T112" style:family="text">
      <style:text-properties fo:color="#000000" style:font-name="Arial" fo:font-size="12pt" officeooo:rsid="000e2d1c" style:font-name-complex="Arial"/>
    </style:style>
    <style:style style:name="T113" style:family="text">
      <style:text-properties fo:color="#000000" style:font-name="Arial" fo:font-size="12pt" officeooo:rsid="000f3ca0" style:font-name-complex="Arial"/>
    </style:style>
    <style:style style:name="T114" style:family="text">
      <style:text-properties fo:color="#000000" style:font-name="Arial" fo:font-size="12pt" officeooo:rsid="000f6a6d" style:font-name-complex="Arial"/>
    </style:style>
    <style:style style:name="T115" style:family="text">
      <style:text-properties fo:color="#000000" style:font-name="Arial" fo:font-size="12pt" officeooo:rsid="001801d1" style:font-name-complex="Arial"/>
    </style:style>
    <style:style style:name="T116" style:family="text">
      <style:text-properties fo:color="#000000" style:font-name="Arial" fo:font-size="12pt" officeooo:rsid="001f3f92" style:font-name-complex="Arial"/>
    </style:style>
    <style:style style:name="T117" style:family="text">
      <style:text-properties fo:color="#000000" style:font-name="Arial" fo:font-size="12pt" officeooo:rsid="0020e33d" style:font-name-complex="Arial"/>
    </style:style>
    <style:style style:name="T118" style:family="text">
      <style:text-properties fo:color="#000000" style:font-name="Arial" fo:font-size="12pt" officeooo:rsid="001e1f9f" style:font-name-complex="Arial"/>
    </style:style>
    <style:style style:name="T119" style:family="text">
      <style:text-properties fo:color="#000000" style:font-name="Arial" fo:font-size="12pt" officeooo:rsid="0020edda" style:font-name-complex="Arial"/>
    </style:style>
    <style:style style:name="T120" style:family="text">
      <style:text-properties fo:color="#000000" style:font-name="Arial" style:font-name-complex="Arial"/>
    </style:style>
    <style:style style:name="T121" style:family="text">
      <style:text-properties fo:font-weight="bold"/>
    </style:style>
    <style:style style:name="T122" style:family="text">
      <style:text-properties fo:font-weight="bold" fo:background-color="#ffffff" loext:char-shading-value="0"/>
    </style:style>
    <style:style style:name="T123" style:family="text">
      <style:text-properties fo:color="#ff0000" fo:font-size="12pt"/>
    </style:style>
    <style:style style:name="T124" style:family="text">
      <style:text-properties fo:color="#ff0000" fo:font-size="12pt" fo:font-weight="bold"/>
    </style:style>
    <style:style style:name="T125" style:family="text">
      <style:text-properties fo:color="#ff0000" style:font-name="Arial" fo:font-size="12pt" style:font-name-complex="Arial"/>
    </style:style>
    <style:style style:name="T126" style:family="text">
      <style:text-properties fo:color="#ff0000" style:font-name="Arial" fo:font-size="12pt" fo:font-weight="bold" style:font-name-complex="Arial"/>
    </style:style>
    <style:style style:name="T127" style:family="text">
      <style:text-properties style:font-name="Calibri" fo:font-size="11pt" fo:font-weight="bold" style:font-name-complex="Calibri"/>
    </style:style>
    <style:style style:name="T128" style:family="text">
      <style:text-properties style:font-name="arial" fo:font-size="12pt" officeooo:rsid="00017124" style:font-size-asian="12pt" style:font-size-complex="12pt"/>
    </style:style>
    <style:style style:name="T129" style:family="text">
      <style:text-properties officeooo:rsid="0005471e"/>
    </style:style>
    <style:style style:name="T130" style:family="text">
      <style:text-properties officeooo:rsid="002442e2"/>
    </style:style>
    <style:style style:name="T131" style:family="text">
      <style:text-properties officeooo:rsid="00259e00"/>
    </style:style>
    <style:style style:name="T132" style:family="text">
      <style:text-properties officeooo:rsid="0027998f"/>
    </style:style>
    <style:style style:name="T133" style:family="text">
      <style:text-properties officeooo:rsid="0028aeb2"/>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LOGO DA UNIVERSIDADE</text:p>
      <text:p text:style-name="Standard"/>
      <text:p text:style-name="Standard">__________________________________________________________________________________</text:p>
      <text:p text:style-name="P53"/>
      <text:p text:style-name="P52">SISTEMA DE ENSINO PRESENCIAL CONECTADO</text:p>
      <text:p text:style-name="P6">CURSO: BACHARELADO EM SERVIÇO SOCIAL</text:p>
      <text:p text:style-name="P12"/>
      <text:p text:style-name="P7">ROSA MARIA DOS SAN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PLANO ADAPTADO COVID</text:p>
      <text:p text:style-name="P9">ESTÁGIO III</text:p>
      <text:p text:style-name="P15"/>
      <text:p text:style-name="P15"/>
      <text:p text:style-name="P15"/>
      <text:p text:style-name="P15"/>
      <text:p text:style-name="P15"/>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53"/>
      <text:p text:style-name="P53">___________________________________________________________________</text:p>
      <text:p text:style-name="P26">Brejo Santo-Ceará</text:p>
      <text:p text:style-name="P8">2022</text:p>
      <text:p text:style-name="P16"/>
      <text:p text:style-name="P7">ROSA MARIA DOS SA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LANO ADAPTADO COVID</text:p>
      <text:p text:style-name="P9">ESTÁGIO III</text:p>
      <text:p text:style-name="P15"/>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8"/>
      <text:p text:style-name="Natureza_20_do_20_Trabalho"><text:span text:style-name="T99">Trabalho apresentado ao Curso </text:span><text:span text:style-name="T124">XXXXXX</text:span><text:span text:style-name="T99"> da Universidade </text:span><text:span text:style-name="T124">XXXXXXX,</text:span><text:span text:style-name="T123"> </text:span><text:span text:style-name="T99">para a disciplina de Estágio Obrigatório III.</text:span></text:p>
      <text:p text:style-name="P51"/>
      <text:p text:style-name="P51">Professor da disciplina: </text:p>
      <text:p text:style-name="P51"/>
      <text:p text:style-name="P27"/>
      <text:p text:style-name="P27"/>
      <text:p text:style-name="P27"/>
      <text:p text:style-name="P27"/>
      <text:p text:style-name="P29"/>
      <text:p text:style-name="P26"/>
      <text:p text:style-name="P26">Brejo Santo-Ceará</text:p>
      <text:p text:style-name="P8">2022</text:p>
      <text:p text:style-name="P13"><text:bookmark text:name="_GoBack"/></text:p>
      <text:list xml:id="list4209651079" text:style-name="L1">
        <text:list-item>
          <text:p text:style-name="P80">SUMÁRIO</text:p>
        </text:list-item>
      </text:list>
      <text:p text:style-name="P55"/>
      <text:p text:style-name="P5"/>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21">1.</text:span></text:a><text:a xlink:type="simple" xlink:href="#_Toc64549381" text:style-name="Internet_20_link" text:visited-style-name="Visited_20_Internet_20_Link"><text:span text:style-name="T127"><text:tab/></text:span></text:a><text:a xlink:type="simple" xlink:href="#_Toc64549381" text:style-name="Internet_20_link" text:visited-style-name="Visited_20_Internet_20_Link"><text:span text:style-name="T121">INTRODUÇÃO<text:tab/></text:span></text:a><text:a xlink:type="simple" xlink:href="#_Toc64549381" text:style-name="Internet_20_link" text:visited-style-name="Visited_20_Internet_20_Link"><text:span text:style-name="T121">4</text:span></text:a></text:p>
          <text:p text:style-name="P3"><text:a xlink:type="simple" xlink:href="#_Toc64549382" text:style-name="Internet_20_link" text:visited-style-name="Visited_20_Internet_20_Link"><text:span text:style-name="T121">2.</text:span></text:a><text:a xlink:type="simple" xlink:href="#_Toc64549382" text:style-name="Internet_20_link" text:visited-style-name="Visited_20_Internet_20_Link"><text:span text:style-name="T127"><text:tab/></text:span></text:a><text:a xlink:type="simple" xlink:href="#_Toc64549382" text:style-name="Internet_20_link" text:visited-style-name="Visited_20_Internet_20_Link"><text:span text:style-name="T121">DESENVOLVIMENTO<text:tab/></text:span></text:a><text:a xlink:type="simple" xlink:href="#_Toc64549382" text:style-name="Internet_20_link" text:visited-style-name="Visited_20_Internet_20_Link"><text:span text:style-name="T121">4</text:span></text:a></text:p>
          <text:p text:style-name="P17"><text:span text:style-name="T94">2.1 </text:span><text:span text:style-name="T95">ATIVIDADE: Conhecer a Instituição estudada e sua utilidade no âmbito do território onde está localizada, com destaque para a atuação do assistente social dentro do serviço..........................................................................................................................5</text:span></text:p>
          <text:p text:style-name="P20">2.2 ATIVIDADE: Conhecer a atuação do assistente social (Gestor, Coordenador, responsável por alguma atividade específica), a organização desse serviço escolhido e as etapas do processo de acolhida e atendimento junto ao público.........................6</text:p>
          <text:p text:style-name="P20">2.3 ATIVIDADE: Elaboração do Relatório Final de Estágio.........................................7</text:p>
          <text:p text:style-name="P4"><text:a xlink:type="simple" xlink:href="#_Toc64549383" text:style-name="Internet_20_link" text:visited-style-name="Visited_20_Internet_20_Link"><text:span text:style-name="T121">REFERÊNCIA BIBLIOGRAFICA<text:tab/></text:span></text:a><text:a xlink:type="simple" xlink:href="#_Toc64549383" text:style-name="Internet_20_link" text:visited-style-name="Visited_20_Internet_20_Link"><text:span text:style-name="T121">6</text:span></text:a></text:p>
          <text:p text:style-name="P19"/>
          <text:p text:style-name="Standard"/>
        </text:index-body>
      </text:table-of-content>
      <text:p text:style-name="P10"/>
      <text:p text:style-name="P53"/>
      <text:p text:style-name="P53"/>
      <text:p text:style-name="P53"><text:soft-page-break/></text:p>
      <text:p text:style-name="P53"/>
      <text:p text:style-name="P53"/>
      <text:p text:style-name="P53"/>
      <text:p text:style-name="P53"/>
      <text:p text:style-name="P54"/>
      <text:list xml:id="list852763956" text:style-name="WWNum5">
        <text:list-item>
          <text:p text:style-name="P66">INTRODUÇÃO</text:p>
        </text:list-item>
      </text:list>
      <text:p text:style-name="Standard"/>
      <text:p text:style-name="P30"><text:span text:style-name="T100">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1">e</text:span><text:span text:style-name="T100"> seu inicio na cidade acima em 198</text:span><text:span text:style-name="T104">1</text:span><text:span text:style-name="T100">, deste então vem elaborando um trabalho assistencialista, educacional e de apoio aos excepcionais de nossa sociedade.</text:span></text:p>
      <text:p text:style-name="P38"><text:span text:style-name="T100">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2">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32"/>
      <text:p text:style-name="P34"/>
      <text:p text:style-name="P11"/>
      <text:p text:style-name="P40"/>
      <text:list xml:id="list225912874692974" text:continue-numbering="true" text:style-name="WWNum5">
        <text:list-item>
          <text:p text:style-name="P65"><text:bookmark-start text:name="_Toc523939846"/>DESENVOLVIMENTO</text:p>
        </text:list-item>
      </text:list>
      <text:p text:style-name="P48"/>
      <text:p text:style-name="P48">2.1 ATIVIDADE: Conhecer a Instituição estudada e sua utilidade no âmbito do território onde está localizada, com destaque para a atuação do assistente social dentro do serviço</text:p>
      <text:p text:style-name="P57"><text:tab/></text:p>
      <text:p text:style-name="P58"><text:span text:style-name="T128"><text:tab/>Apae (Associação de Pais e Amigos dos Excepcionais) </text:span><text:span text:style-name="T103">Raio de Luz, situada no município de Brejo Santo, Ceará, </text:span><text:span text:style-name="T104">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5">destaco</text:span><text:span text:style-name="T104"> </text:span><text:span text:style-name="T105">a promoção do bem-estar e o ajustamento social dos excepcionais seja no ambiente familiar, de trabalho ou em meio a sociedade como um todo</text:span><text:span text:style-name="T104">, </text:span><text:span text:style-name="T105">e</text:span><text:span text:style-name="T104">stimular os estudos e pesquisas relativas ao Programa de excepcionais, </text:span><text:span text:style-name="T105">d</text:span><text:span text:style-name="T104">esenvolver a cultura</text:span></text:p>
      <text:p text:style-name="P59">especializada e o treinamento de pessoal destinado a trabalhar no campo de educação para excepcionais, auxiliar na manutenção de lares para a pessoa portadora de deficiência.</text:p>
      <text:p text:style-name="P60">Para que se haja o comprimento dos eventuais propostos, é necessário que uma <text:soft-page-break/>parcela de profissionais atuem em conjunto com a instituição e com a família, <text:span text:style-name="T129">dentre estes temos a atuação do profissional em assistência social, o qual configura-se em serviços que vão deste o atendimento as famílias, até a busca pela defesa e garantia dos direitos e deveres dos excepcionais.</text:span></text:p>
      <text:p text:style-name="P62"><text:span text:style-name="T106"><text:tab/></text:span><text:span text:style-name="T107">Dentre as ações o qual o assistente social realiza, temos exemplos como a promoção e manutenção de direitos, tais como o BPC – Benefício de prestação continuada, o qual está previsto pelo LOAS – Lei Orgânica da Assistência Social, o qual garante um salário mínimo ao idoso com idade superior ou igual a 65 anos, ou pessoa portadora de deficiência, </text:span><text:span text:style-name="T108">independente</text:span><text:span text:style-name="T107"> da idade, </text:span><text:span text:style-name="T109">além de atuar no combate a possíveis negligências, sendo estas, causas de violação de direitos destes.</text:span></text:p>
      <text:p text:style-name="P62"><text:span text:style-name="T109"><text:tab/></text:span><text:span text:style-name="T110">Para a realização de tais ações é necessário o uso de ferramentas que permita ao profissional ter essa visibilidade e acompanhamento, o que ocorre através de visita domiciliar, acompanhamento na instituição, além de analises sobre as condições e o ambiente em que o excepcional convive.</text:span></text:p>
      <text:p text:style-name="P61"/>
      <text:p text:style-name="P56"><text:tab/><text:tab/><text:tab/></text:p>
      <text:p text:style-name="P37"/>
      <text:p text:style-name="P37"/>
      <text:p text:style-name="P37"/>
      <text:p text:style-name="P46"/>
      <text:p text:style-name="P46"/>
      <text:p text:style-name="P46"/>
      <text:p text:style-name="P46"/>
      <text:p text:style-name="P46"/>
      <text:p text:style-name="P46"><text:soft-page-break/>2.2 ATIVIDADE: Conhecer a atuação do assistente social (Gestor, Coordenador, responsável por alguma atividade específica), a organização desse serviço escolhido e as etapas do processo de acolhida e atendimento junto ao público.</text:p>
      <text:p text:style-name="P47"/>
      <text:p text:style-name="P31"><text:span text:style-name="T111">O assistente social junto a </text:span><text:span text:style-name="T112">APAE</text:span><text:span text:style-name="T111">, é o primeiro a ter o contato com </text:span><text:span text:style-name="T112">a pessoa portadora de deficiência e com a família do mesmo, sendo a própria instituição certificada pelo MDS (Ministério do Desenvolvimento Social) enquanto entidade de assistência social, sendo assim todo o trabalho desenvolvido tanto pelo profissional, como pela instituição, estão de acordo com a politica Nacional de Assistência Social, o Sistema Único da Assistência social e a Lei Orgânica de Assistência Social.</text:span></text:p>
      <text:p text:style-name="P33">Sendo responsável pelo primeiro contato entre a instituição, o excepcional e a família do mesmo, o assistente social tem como primeira função o acolhimento destes na instituição, pois eles são os responsáveis por repassar os passos e condições a partir daquele momento em que o familiar atendido passará, e assim introduz e acolhe-os junto a instituição.</text:p>
      <text:p text:style-name="P39"><text:span text:style-name="T100">Após esse primeiro momento, a pessoa passa por todo um processo de avaliação, o qual passa deste a avaliação dos assistentes sociais até a de médicos especialistas, neste ponto ocorre uma constante evolução e comunicação entre as áreas envolvidas, ou seja, a assistencial social, a educação e a saúde, além disso neste ponto o profissional do serviço social realiza os procedimentos para que possam buscar entrada em auxílios, escolas e empresas, para a inserção deste <text:s/>de acordo com suas condições, em meio a</text:span><text:span text:style-name="T113"> instituições de ensino ou se for o caso ao </text:span><text:soft-page-break/><text:span text:style-name="T113">mercado de trabalho, </text:span><text:span text:style-name="T114">para que assim possam ser integrados a sociedade, possuindo o acesso devido aos seus direitos e deveres</text:span><text:span text:style-name="T100">.</text:span></text:p>
      <text:p text:style-name="P70"><text:span text:style-name="T100">Além destes, a atuação do assistente social abrange também o desenvolvimento de projetos os quais são atuantes ao meio da apae, </text:span><text:span text:style-name="T115">muitos destes projetos provem a possibilidade de arrecadação de receita para a manutenção da instituição, bem como para o bem estar dos que são atendidos.</text:span></text:p>
      <text:p text:style-name="P71"><text:span text:style-name="T115">S</text:span><text:span text:style-name="T118">endo assim observa-se uma importante contribuição do assistente social, pois é ele quem realiza deste a aproximação entre a família, o excepcional e a instituição, criando assim um elo o qual permite o desenvolvimento que vai além da Apae, refletindo-se </text:span><text:span text:style-name="T116">no ambiente social dos que possuem o convívio com </text:span><text:span text:style-name="T117">a</text:span><text:span text:style-name="T116">s </text:span><text:span text:style-name="T117">pessoas</text:span><text:span text:style-name="T116"> </text:span><text:span text:style-name="T117">auxiliadas</text:span><text:span text:style-name="T116"> pela instituição.</text:span></text:p>
      <text:p text:style-name="P72"><text:span text:style-name="T116">E</text:span><text:span text:style-name="T117">mbora tenham um espaço atuante que conquistaram através do empenho da APAE, tantos os excepcionais quanto seus familiares ainda passam por problemas que vão deste o preconceito social, até a falta de estruturas publicas para atender suas necessidades básicas, o que torna-se um problema que ainda necessita de ações, que vem deste a conscientização da população, a ações dos próprios governantes, embora os projetos e ações sociais desenvolvido pelos agentes da instituição, o que </text:span><text:span text:style-name="T119">vai</text:span><text:span text:style-name="T117"> além dos assistentes sociais, bem como toda a equipe, </text:span><text:span text:style-name="T119">esteja fazendo a diferença em muitos aspectos, ainda existe toda uma cultura enraizada, que provém de muitas décadas de discriminação e preconceito para com pessoas que possuem alguma deficiência, seja físcia ou intelectual.</text:span></text:p>
      <text:p text:style-name="P72"><text:span text:style-name="T119"/></text:p>
      <text:p text:style-name="P70"><text:span text:style-name="T100"><text:s/></text:span></text:p>
      <text:p text:style-name="P73"><text:soft-page-break/><text:span text:style-name="T122">2.3 ATIVIDADE: Elaboração do Relatório Final de Estágio</text:span></text:p>
      <text:p text:style-name="P44"/>
      <text:p text:style-name="P36">O relatório final de estágio deve ser construído em forma de texto corrido e responder aos dois questionamentos abaixo:</text:p>
      <text:p text:style-name="P36"/>
      <text:p text:style-name="P37">1. Avaliação das ações realizadas (projetos, programas, atendimentos). Avalie as atividades sob o enfoque dos eixos de avaliação: eficiência, eficácia e efetividade.</text:p>
      <text:p text:style-name="P36"/>
      <text:p text:style-name="P76">Através da APAE, diversos projetos com o objetivo de integração dos assistidos a sociedade, bem como o desenvolvimento de seus talentos de acordo com as limitações de cada, sendo assim projetos que focam na capacitação dos mesmos surgem, dentre este, posso citar o trabalho o qual envolve a confecção de peças artesanais, das quais vão deste máscaras de carnaval a lembranças natalinas, <text:span text:style-name="T130">além disso os assistidos, tem a oportunidade de participarem de festejos e comemorações, como as festas juninas, como as tradicionais quadrilhas juninas.</text:span></text:p>
      <text:p text:style-name="P77">Com a chegada da pandemia, alguns desafios foram introduzidos ao processo de desenvolvimento de tais projetos, contudo houve aluno que confeccionou mascaras, mostrando assim que a capacitação e os trabalhos desenvolvidos pela instituição vem gerando frutos, e ajudando a jovens e adultos portadores de alguma deficiência a se desenvolverem e se integrarem a sociedade,.</text:p>
      <text:p text:style-name="P78"><text:span text:style-name="T131">Durante o período de isolamento e quarentena, houve processos adaptativos, dentre os quais </text:span><text:span text:style-name="T132">foram necessários adaptar aulas </text:span><text:span text:style-name="T133">de forma online para </text:span><text:soft-page-break/><text:span text:style-name="T133">os alunos.</text:span></text:p>
      <text:p text:style-name="P78"><text:span text:style-name="T133">C</text:span><text:span text:style-name="T130">om a diminuição e controle dos casos, lentamente a instituição vem voltando a seus encontros que inicialmente vem ocorrendo de forma hibrida.</text:span></text:p>
      <text:p text:style-name="P79"/>
      <text:p text:style-name="P35"/>
      <text:p text:style-name="P35"/>
      <text:p text:style-name="P36"/>
      <text:p text:style-name="P37">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p>
      <text:p text:style-name="P36"/>
      <text:p text:style-name="P35">O objetivo deste tópico é que o aluno aplique os conhecimentos obtidos através da análise dos materiais coletados durante o estágio (documentos, leituras etc.)., relacionando com as Legislações em vigência no nosso campo de atuação, como por exemplo: Lei de Regulamentação da Profissão, no Código de Ética Profissional e dentre outros.</text:p>
      <text:p text:style-name="P45"/>
      <text:p text:style-name="P43"><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47"><text:soft-page-break/></text:p>
      <text:list xml:id="list2435216600" text:style-name="L2">
        <text:list-item>
          <text:p text:style-name="P67">REFERÊNCIA BIBLIOGRAFI<text:bookmark-end text:name="_Toc523939846"/>CA</text:p>
        </text:list-item>
      </text:list>
      <text:p text:style-name="P49"/>
      <text:p text:style-name="P42">- Deve ser em ordem alfabética;</text:p>
      <text:p text:style-name="P42">- Espaçamento simples;</text:p>
      <text:p text:style-name="P41"><text:span text:style-name="T126">- </text:span><text:span text:style-name="T125">Quando utilizar mais de uma citação da mesma fonte, como por exemplo mais de uma lei, você deve utilizar a linha tracejada, conforme o exemplo que segue;</text:span></text:p>
      <text:p text:style-name="P50"/>
      <text:p text:style-name="P63">EXEMPLOS DE COMO ELABORAR REFERÊNCIA:</text:p>
      <text:p text:style-name="P18"><text:span text:style-name="T125">BRASIL. </text:span><text:span text:style-name="T126">Constituição da República Federativa do Brasil</text:span><text:span text:style-name="T125">. 31. ed. São Paulo: Saraiva, 2003.</text:span></text:p>
      <text:p text:style-name="P21"/>
      <text:p text:style-name="P18"><text:span text:style-name="T125">______. </text:span><text:span text:style-name="T126">Orientações técnicas</text:span><text:span text:style-name="T125">: centro de referência de assistência social. 1. ed. Brasília: Ministério do Desenvolvimento Social e Combate à Fome, 2009.</text:span></text:p>
      <text:p text:style-name="P21"/>
      <text:p text:style-name="P18"><text:span text:style-name="T125">______. </text:span><text:span text:style-name="T126">Resolução nº 109, de 11 de novembro de 2009</text:span><text:span text:style-name="T125">. Aprova a Tipificação Nacional de Serviços Socioassistenciais. Brasília, 2009.</text:span></text:p>
      <text:p text:style-name="P21"/>
      <text:p text:style-name="P18"><text:span text:style-name="T125">CRESS – CONSELHO REGIONAL DE SERVIÇO SOCIAL. </text:span><text:span text:style-name="T126">A profissão de serviço social</text:span><text:span text:style-name="T125">. Disponível em: &lt;http://www.cress-sc.org.br/servicosocial/profissao.php&gt;. Acesso em: out. 2015.</text:span></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bookmark-start text:name="_Hlk64617374"/>DICAS QUANTO AS NORMAS DA ABNT:</text:p>
      <text:p text:style-name="P22"/>
      <text:p text:style-name="P21"/>
      <text:p text:style-name="P24">Margens:</text:p>
      <text:list xml:id="list92509506" text:style-name="WWNum14">
        <text:list-item>
          <text:list>
            <text:list-item>
              <text:p text:style-name="P68">Esquerda e superior com 3 cm</text:p>
            </text:list-item>
            <text:list-item>
              <text:p text:style-name="P68">Direita e inferior com 2 cm</text:p>
            </text:list-item>
          </text:list>
        </text:list-item>
        <text:list-item>
          <text:p text:style-name="P68">Fonte Arial ou Times New Roman, com tamanhos específicos para cada finalidade:</text:p>
          <text:list>
            <text:list-item>
              <text:p text:style-name="P68">Tamanho 12 para texto</text:p>
            </text:list-item>
            <text:list-item>
              <text:p text:style-name="P68">Tamanho 14 em negrito para títulos</text:p>
            </text:list-item>
            <text:list-item>
              <text:p text:style-name="P68">Tamanho 10 para citações e notas de rodapé</text:p>
            </text:list-item>
          </text:list>
        </text:list-item>
        <text:list-item>
          <text:p text:style-name="P68"><text:soft-page-break/>Cor da fonte deverá ser preta em todo o trabalho</text:p>
        </text:list-item>
        <text:list-item>
          <text:p text:style-name="P68">Colocar o texto justificado</text:p>
        </text:list-item>
        <text:list-item>
          <text:p text:style-name="P68">Espaçamento de 1,5 no texto</text:p>
        </text:list-item>
        <text:list-item>
          <text:p text:style-name="P68">Espaçamento de 1,0 para citação longa</text:p>
        </text:list-item>
        <text:list-item>
          <text:p text:style-name="P68">Parágrafo de 1,25.</text:p>
        </text:list-item>
      </text:list>
      <text:p text:style-name="P24"/>
      <text:p text:style-name="P24">As citações podem ser:</text:p>
      <text:p text:style-name="P25"/>
      <text:list xml:id="list571095369" text:style-name="WWNum15">
        <text:list-item>
          <text:p text:style-name="P69"><text:span text:style-name="T96">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69"><text:span text:style-name="T96">Indiretas:</text:span><text:span text:style-name="T94"> ocorre quando “o texto é redigido pelo autor do trabalho baseado na obra do autor consultado, ou seja, sem cópia literal. Deve aparecer sem aspas”. (UNOPAR, 2019).</text:span></text:p>
        </text:list-item>
        <text:list-item>
          <text:p text:style-name="P69"><text:span text:style-name="T96">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4"/>
      <text:p text:style-name="P24">Referências: </text:p>
      <text:p text:style-name="P25"/>
      <text:p text:style-name="P25"><text:soft-page-break/>• Deve ser apresentada em Alfabética;</text:p>
      <text:p text:style-name="P25">• As referências devem aparecer no final do trabalho;</text:p>
      <text:p text:style-name="P25">• O alinhamento deve ser realizado na margem esquerda;<text:line-break/>• O espacejamento é simples entre uma linha e outra;<text:line-break/>• O espacejamento é duplo entre uma referência e outra;</text:p>
      <text:p text:style-name="P25">• O título da obra é em negrito;</text:p>
      <text:p text:style-name="P25">• Caso ocorra a presença de mais de uma obra por autor, deve ser retirado o nome e sobrenome e colocado o tracejado. </text:p>
      <text:p text:style-name="P25"/>
      <text:p text:style-name="P25">Segue o link da biblioteca digital para acesso as normas:</text:p>
      <text:p text:style-name="P23"><text:a xlink:type="simple" xlink:href="https://www.colaboraread.com.br/biblioteca/digital/padronizacao" text:style-name="Internet_20_link" text:visited-style-name="Visited_20_Internet_20_Link"><text:span text:style-name="Internet_20_link"><text:span text:style-name="T120">https://www.colaboraread.com.br/biblioteca/digital...</text:span></text:span></text:a></text:p>
      <text:p text:style-name="P25"/>
      <text:p text:style-name="P25">Bons estudos!<text:bookmark-end text:name="_Hlk64617374"/></text:p>
      <text:p text:style-name="Standard"/>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4-26T20:24:20.311581390</meta:creation-date>
    <meta:editing-cycles>5</meta:editing-cycles>
    <meta:editing-duration>PT25M38S</meta:editing-duration>
    <dc:date>2022-04-26T22:58:49.837685527</dc:date>
    <meta:document-statistic meta:table-count="0" meta:image-count="0" meta:object-count="0" meta:page-count="16" meta:paragraph-count="89" meta:word-count="1998" meta:character-count="12954" meta:non-whitespace-character-count="11040"/>
  </office:meta>
</office:document-meta>
</file>